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e78e9" officeooo:paragraph-rsid="001e78e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e78e9" officeooo:paragraph-rsid="001e78e9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1e78e9" officeooo:paragraph-rsid="001e78e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ebf80" officeooo:paragraph-rsid="001ebf80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0a0a0a" loext:opacity="100%" style:font-name="Liberation Serif" fo:font-size="12pt" fo:letter-spacing="normal" fo:font-style="normal" fo:font-weight="normal" officeooo:rsid="001ebf80" officeooo:paragraph-rsid="001ebf80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variant="normal" fo:text-transform="none" fo:color="#0a0a0a" loext:opacity="100%" style:font-name="Liberation Serif" fo:font-size="12pt" fo:letter-spacing="normal" fo:font-style="normal" fo:font-weight="normal" officeooo:rsid="00205364" officeooo:paragraph-rsid="0020536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a0a0a" loext:opacity="100%" style:font-name="Liberation Serif" fo:font-size="12pt" fo:letter-spacing="normal" fo:font-style="normal" fo:font-weight="bold" officeooo:rsid="00210240" officeooo:paragraph-rsid="0021024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56595e" loext:opacity="100%" style:font-name="Google Sans" fo:font-size="9pt" fo:letter-spacing="normal" fo:font-style="normal" fo:font-weight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style:font-name="Google Sans" fo:font-size="9pt"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227a24" officeooo:paragraph-rsid="00227a24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27a24" officeooo:paragraph-rsid="00227a24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bf80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56595e" loext:opacity="100%" style:font-name="Google Sans" fo:font-size="9pt" fo:letter-spacing="normal" fo:font-style="normal" style:text-underline-style="solid" style:text-underline-width="auto" style:text-underline-color="font-color"/>
    </style:style>
    <style:style style:name="T5" style:family="text">
      <style:text-properties fo:font-variant="normal" fo:text-transform="none" fo:color="#56595e" loext:opacity="100%" style:font-name="Google Sans" fo:font-size="9pt" fo:letter-spacing="normal" fo:font-style="normal" style:text-underline-style="solid" style:text-underline-width="auto" style:text-underline-color="font-color" fo:font-weight="bold"/>
    </style:style>
    <style:style style:name="T6" style:family="text">
      <style:text-properties fo:font-variant="normal" fo:text-transform="none" fo:color="#56595e" loext:opacity="100%" style:font-name="Google Sans" fo:font-size="9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variant="normal" fo:text-transform="none" fo:color="#56595e" loext:opacity="100%" fo:letter-spacing="normal" fo:font-style="normal"/>
    </style:style>
    <style:style style:name="T8" style:family="text">
      <style:text-properties fo:font-variant="normal" fo:text-transform="none" fo:color="#56595e" loext:opacity="100%" fo:letter-spacing="normal" fo:font-style="normal" fo:font-weight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Title </text:p>
      <text:p text:style-name="P1"/>
      <text:p text:style-name="P1">CAN and Iot Implementation for Vehicle safety </text:p>
      <text:p text:style-name="P1"/>
      <text:p text:style-name="P1"/>
      <text:p text:style-name="P2">1. Objectives :</text:p>
      <text:list xml:id="list2132301042" text:style-name="L1">
        <text:list-item>
          <text:p text:style-name="P3"><text:span text:style-name="T1">Controlling Speed : If speed exceeds certain range then </text:span><text:span text:style-name="T2">it should show alert </text:span></text:p>
        </text:list-item>
        <text:list-item>
          <text:p text:style-name="P4"><text:span text:style-name="T1">Battery Temperature : Indicating alert <text:s/>after certain limit if battery is overheated</text:span></text:p>
        </text:list-item>
        <text:list-item>
          <text:p text:style-name="P5"><text:span text:style-name="T1">Sensor-based collision avoidance</text:span></text:p>
        </text:list-item>
        <text:list-item>
          <text:p text:style-name="P6"><text:span text:style-name="T1">Pothole detection </text:span></text:p>
          <text:p text:style-name="P6"><text:span text:style-name="T1"/></text:p>
        </text:list-item>
      </text:list>
      <text:p text:style-name="P7"><text:span text:style-name="T1">2. Components :</text:span></text:p>
      <text:p text:style-name="P7"><text:span text:style-name="T1"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6:24:50.102161968</meta:creation-date>
    <dc:date>2025-09-18T17:23:14.489297625</dc:date>
    <meta:editing-duration>PT6M28S</meta:editing-duration>
    <meta:editing-cycles>1</meta:editing-cycles>
    <meta:document-statistic meta:table-count="0" meta:image-count="0" meta:object-count="0" meta:page-count="1" meta:paragraph-count="9" meta:word-count="50" meta:character-count="306" meta:non-whitespace-character-count="264"/>
    <meta:generator>LibreOffice/7.3.7.2$Linux_X86_64 LibreOffice_project/30$Build-2</meta:generator>
  </office:meta>
</office:document-meta>
</file>